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1.008cm" fo:min-width="1.027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3.56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57cm"/>
    </style:style>
    <style:style style:name="gr9" style:family="graphic" style:parent-style-name="standard">
      <style:graphic-properties draw:stroke="none" svg:stroke-color="#000000" draw:fill="none" draw:fill-color="#ffffff" fo:min-height="0.713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0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08cm"/>
    </style:style>
    <style:style style:name="P1" style:family="paragraph">
      <style:paragraph-properties fo:text-align="center"/>
      <style:text-properties fo:font-size="9pt" fo:font-style="normal" fo:font-weight="normal" style:font-size-asian="11pt" style:font-size-complex="11pt"/>
    </style:style>
    <style:style style:name="P2" style:family="paragraph">
      <style:paragraph-properties fo:text-align="center"/>
      <style:text-properties fo:color="#fcd3c1" fo:font-size="9pt" fo:font-style="normal" fo:font-weight="normal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9pt" fo:font-style="normal" fo:font-weight="normal"/>
    </style:style>
    <style:style style:name="P4" style:family="paragraph">
      <style:paragraph-properties fo:text-align="center"/>
      <style:text-properties fo:font-size="9pt" fo:font-style="normal" fo:font-weight="normal" style:font-size-asian="13pt" style:font-size-complex="13pt"/>
    </style:style>
    <style:style style:name="P5" style:family="paragraph">
      <style:paragraph-properties fo:text-align="center"/>
      <style:text-properties fo:color="#fcd3c1" fo:font-size="9pt" fo:font-style="normal" fo:font-weight="normal" style:font-size-asian="13pt" style:font-size-complex="13pt"/>
    </style:style>
    <style:style style:name="P6" style:family="paragraph">
      <style:paragraph-properties fo:text-align="center"/>
      <style:text-properties fo:font-size="9pt" fo:font-style="normal" fo:font-weight="normal" style:font-size-asian="15pt" style:font-size-complex="15pt"/>
    </style:style>
    <style:style style:name="P7" style:family="paragraph">
      <style:paragraph-properties fo:text-align="center"/>
      <style:text-properties fo:color="#fcd3c1" fo:font-size="9pt" fo:font-style="normal" fo:font-weight="normal" style:font-size-asian="15pt" style:font-size-complex="15pt"/>
    </style:style>
    <style:style style:name="P8" style:family="paragraph">
      <style:paragraph-properties fo:text-align="center"/>
      <style:text-properties fo:font-size="9pt" fo:font-style="normal" fo:font-weight="normal" style:font-size-asian="10pt" style:font-size-complex="10pt"/>
    </style:style>
    <style:style style:name="P9" style:family="paragraph">
      <style:paragraph-properties fo:text-align="center"/>
      <style:text-properties fo:color="#fcd3c1" fo:font-size="9pt" fo:font-style="normal" fo:font-weight="normal" style:font-size-asian="10pt" style:font-size-complex="10pt"/>
    </style:style>
    <style:style style:name="P10" style:family="paragraph">
      <style:paragraph-properties fo:text-align="center"/>
      <style:text-properties fo:font-size="9pt" fo:font-style="normal" fo:font-weight="normal"/>
    </style:style>
    <style:style style:name="P11" style:family="paragraph">
      <style:paragraph-properties fo:text-align="center"/>
      <style:text-properties fo:color="#fcd3c1" fo:font-size="9pt" fo:font-style="normal" fo:font-weight="normal"/>
    </style:style>
    <style:style style:name="P12" style:family="paragraph">
      <loext:graphic-properties draw:fill="none"/>
      <style:paragraph-properties fo:text-align="center"/>
      <style:text-properties fo:color="#fcd3c1" fo:font-size="9pt" fo:font-style="normal" fo:font-weight="normal"/>
    </style:style>
    <style:style style:name="P13" style:family="paragraph">
      <style:text-properties fo:font-size="9pt" fo:font-style="normal" fo:font-weight="normal"/>
    </style:style>
    <style:style style:name="P14" style:family="paragraph">
      <loext:graphic-properties draw:fill="none" draw:fill-color="#ffffff"/>
      <style:text-properties fo:font-size="9pt" fo:font-style="normal" fo:font-weight="normal"/>
    </style:style>
    <style:style style:name="T1" style:family="text">
      <style:text-properties style:font-size-asian="11pt" style:font-size-complex="11pt"/>
    </style:style>
    <style:style style:name="T2" style:family="text">
      <style:text-properties style:font-size-asian="13pt" style:font-size-complex="13pt"/>
    </style:style>
    <style:style style:name="T3" style:family="text">
      <style:text-properties style:font-size-asian="15pt" style:font-size-complex="15pt"/>
    </style:style>
    <style:style style:name="T4" style:family="text">
      <style:text-properties style:font-size-asian="10pt" style:font-size-complex="10pt"/>
    </style:style>
    <style:style style:name="T5" style:family="text">
      <style:text-properties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81cm" svg:height="1.27cm" svg:x="7.35cm" svg:y="2.27cm">
          <text:p text:style-name="P1"><text:span text:style-name="T1">RequestQueue.tak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55cm" svg:y1="3.54cm" svg:x2="9.255cm" svg:y2="4.81cm">
          <text:p/>
        </draw:line>
        <draw:custom-shape draw:style-name="gr1" draw:text-style-name="P5" draw:layer="layout" svg:width="3.81cm" svg:height="1.27cm" svg:x="7.35cm" svg:y="4.81cm">
          <text:p text:style-name="P4"><text:span text:style-name="T2">ProcessReque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55cm" svg:y1="6.08cm" svg:x2="9.255cm" svg:y2="7.35cm">
          <text:p/>
        </draw:line>
        <draw:custom-shape draw:style-name="gr3" draw:text-style-name="P7" draw:layer="layout" svg:width="2.54cm" svg:height="2.54cm" svg:x="7.985cm" svg:y="7.35cm">
          <text:p text:style-name="P6"><text:span text:style-name="T3">R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9.255cm" svg:y1="9.89cm" svg:x2="9.255cm" svg:y2="11.16cm">
          <text:p/>
        </draw:line>
        <draw:custom-shape draw:style-name="gr3" draw:text-style-name="P9" draw:layer="layout" svg:width="2.54cm" svg:height="2.54cm" svg:x="7.985cm" svg:y="11.16cm">
          <text:p text:style-name="P8"><text:span text:style-name="T4">SingleG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9.255cm" svg:y1="13.7cm" svg:x2="9.255cm" svg:y2="14.97cm">
          <text:p/>
        </draw:line>
        <draw:custom-shape draw:style-name="gr3" draw:text-style-name="P9" xml:id="id1" draw:id="id1" draw:layer="layout" svg:width="2.54cm" svg:height="2.54cm" svg:x="7.985cm" svg:y="14.97cm">
          <text:p text:style-name="P8"><text:span text:style-name="T4">Sharded </text:span></text:p>
          <text:p text:style-name="P8"><text:span text:style-name="T4">&amp; |MC| &gt;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9.255cm" svg:y1="17.51cm" svg:x2="9.255cm" svg:y2="18.907cm">
          <text:p/>
        </draw:line>
        <draw:custom-shape draw:style-name="gr1" draw:text-style-name="P9" draw:layer="layout" svg:width="3.81cm" svg:height="1.27cm" svg:x="7.35cm" svg:y="18.78cm">
          <text:p text:style-name="P8"><text:span text:style-name="T5">Proc</text:span><text:span text:style-name="T5">essM</text:span><text:span text:style-name="T5">ultiG</text:span><text:span text:style-name="T5">etRe</text:span><text:span text:style-name="T5">ques</text:span><text:span text:style-name="T5">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55cm" svg:y1="20.05cm" svg:x2="9.255cm" svg:y2="21.32cm">
          <text:p/>
        </draw:line>
        <draw:custom-shape draw:style-name="gr1" draw:text-style-name="P11" xml:id="id4" draw:id="id4" draw:layer="layout" svg:width="3.81cm" svg:height="1.27cm" svg:x="7.35cm" svg:y="21.32cm">
          <text:p text:style-name="P10">Log to fil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85cm" svg:y1="8.62cm" svg:x2="7.096cm" svg:y2="8.62cm">
          <text:p/>
        </draw:line>
        <draw:custom-shape draw:style-name="gr4" draw:text-style-name="P11" xml:id="id6" draw:id="id6" draw:layer="layout" svg:width="2.159cm" svg:height="1.778cm" svg:x="4.937cm" svg:y="7.731cm">
          <text:p text:style-name="P10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25cm" svg:y1="8.62cm" svg:x2="11.795cm" svg:y2="8.62cm">
          <text:p/>
        </draw:line>
        <draw:custom-shape draw:style-name="gr5" draw:text-style-name="P11" xml:id="id3" draw:id="id3" draw:layer="layout" svg:width="3.81cm" svg:height="1.397cm" svg:x="11.795cm" svg:y="7.985cm">
          <text:p text:style-name="P10">ProcessSetRequest</text:p>
          <draw:enhanced-geometry svg:viewBox="0 0 21600 21600" draw:type="rectangle" draw:enhanced-path="M 0 0 L 21600 0 21600 21600 0 21600 0 0 Z N"/>
        </draw:custom-shape>
        <draw:line draw:style-name="gr2" draw:text-style-name="P3" xml:id="id2" draw:id="id2" draw:layer="layout" svg:x1="10.525cm" svg:y1="12.43cm" svg:x2="11.795cm" svg:y2="12.43cm">
          <text:p/>
        </draw:line>
        <draw:custom-shape draw:style-name="gr6" draw:text-style-name="P11" xml:id="id5" draw:id="id5" draw:layer="layout" svg:width="4.064cm" svg:height="1.397cm" svg:x="11.795cm" svg:y="11.795cm">
          <text:p text:style-name="P10">ProcessSingleGetRequest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svg:x1="10.525cm" svg:y1="16.24cm" svg:x2="11.16cm" svg:y2="12.43cm" draw:start-shape="id1" draw:start-glue-point="7" draw:end-shape="id2" svg:d="M10525 16240h635v-3810" svg:viewBox="0 0 636 3811">
          <text:p text:style-name="P10"/>
        </draw:connector>
        <draw:connector draw:style-name="gr2" draw:text-style-name="P3" draw:layer="layout" svg:x1="15.605cm" svg:y1="8.683cm" svg:x2="11.16cm" svg:y2="21.955cm" draw:start-shape="id3" draw:start-glue-point="1" draw:end-shape="id4" svg:d="M15605 8683h501v13272h-4946" svg:viewBox="0 0 4947 13273">
          <text:p/>
        </draw:connector>
        <draw:connector draw:style-name="gr2" draw:text-style-name="P3" draw:layer="layout" svg:x1="13.827cm" svg:y1="13.192cm" svg:x2="11.16cm" svg:y2="21.955cm" draw:start-shape="id5" draw:start-glue-point="2" draw:end-shape="id4" draw:end-glue-point="1" svg:d="M13827 13192v8763h-2667" svg:viewBox="0 0 2668 8764">
          <text:p/>
        </draw:connector>
        <draw:connector draw:style-name="gr2" draw:text-style-name="P3" draw:layer="layout" svg:x1="6.017cm" svg:y1="9.509cm" svg:x2="7.35cm" svg:y2="21.955cm" draw:start-shape="id6" draw:start-glue-point="8" draw:end-shape="id4" draw:end-glue-point="3" svg:d="M6017 9509v12446h1333" svg:viewBox="0 0 1334 12447">
          <text:p/>
        </draw:connector>
        <draw:frame draw:style-name="gr8" draw:text-style-name="P14" draw:layer="layout" svg:width="1.27cm" svg:height="0.607cm" svg:x="7.223cm" svg:y="7.858cm">
          <draw:text-box>
            <text:p text:style-name="P13">else</text:p>
          </draw:text-box>
        </draw:frame>
        <draw:connector draw:style-name="gr2" draw:text-style-name="P3" draw:layer="layout" draw:line-skew="0cm -3.182cm" svg:x1="9.255cm" svg:y1="22.59cm" svg:x2="7.35cm" svg:y2="2.905cm" draw:start-shape="id4" draw:start-glue-point="2" draw:end-shape="id7" draw:end-glue-point="3" svg:d="M9255 22590v501h-5588v-20186h3683" svg:viewBox="0 0 5589 20187">
          <text:p/>
        </draw:connector>
        <draw:frame draw:style-name="gr9" draw:text-style-name="P14" draw:layer="layout" svg:width="1.397cm" svg:height="0.963cm" svg:x="10.525cm" svg:y="7.985cm">
          <draw:text-box>
            <text:p text:style-name="P13">SET</text:p>
          </draw:text-box>
        </draw:frame>
        <draw:frame draw:style-name="gr10" draw:text-style-name="P14" draw:layer="layout" svg:width="2.159cm" svg:height="0.762cm" svg:x="7.604cm" svg:y="9.817cm">
          <draw:text-box>
            <text:p text:style-name="P13">GET</text:p>
          </draw:text-box>
        </draw:frame>
        <draw:frame draw:style-name="gr11" draw:text-style-name="P14" draw:layer="layout" svg:width="1.905cm" svg:height="0.733cm" svg:x="10.398cm" svg:y="11.922cm">
          <draw:text-box>
            <text:p text:style-name="P13">Yes</text:p>
          </draw:text-box>
        </draw:frame>
        <draw:frame draw:style-name="gr10" draw:text-style-name="P14" draw:layer="layout" svg:width="1.397cm" svg:height="0.762cm" svg:x="8.366cm" svg:y="13.827cm">
          <draw:text-box>
            <text:p text:style-name="P13">No</text:p>
          </draw:text-box>
        </draw:frame>
        <draw:frame draw:style-name="gr12" draw:text-style-name="P14" draw:layer="layout" svg:width="0.908cm" svg:height="0.607cm" svg:x="11.033cm" svg:y="14.49cm">
          <draw:text-box>
            <text:p text:style-name="P13">No</text:p>
          </draw:text-box>
        </draw:frame>
        <draw:frame draw:style-name="gr8" draw:text-style-name="P14" draw:layer="layout" svg:width="1.143cm" svg:height="0.607cm" svg:x="8.239cm" svg:y="17.637cm">
          <draw:text-box>
            <text:p text:style-name="P13"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1:33:35.456579499</meta:creation-date>
    <dc:date>2017-12-11T22:03:21.013594318</dc:date>
    <meta:editing-duration>PT29M41S</meta:editing-duration>
    <meta:editing-cycles>8</meta:editing-cycles>
    <meta:generator>LibreOffice/5.4.3.2$Linux_X86_64 LibreOffice_project/40m0$Build-2</meta:generator>
    <meta:document-statistic meta:object-count="31"/>
  </office:meta>
</office:document-meta>
</file>